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acklog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Doing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Finished</text:p>
          </table:table-cell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</text:p>
          </table:table-cell>
          <table:table-cell table:number-columns-repeated="2"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ons</text:p>
          </table:table-cell>
          <table:table-cell table:number-columns-repeated="2"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erLinks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✅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00/00/00</text:date>, <text:time style:data-style-name="N2" text:time-value="08:35:10.13300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4:22:42.924331400</meta:creation-date>
    <meta:generator>LibreOffice/25.2.5.2$Windows_X86_64 LibreOffice_project/03d19516eb2e1dd5d4ccd751a0d6f35f35e08022</meta:generator>
    <dc:date>2025-09-03T17:08:20.906382800</dc:date>
    <meta:editing-duration>PT4H37M32S</meta:editing-duration>
    <meta:editing-cycles>2</meta:editing-cycles>
    <meta:document-statistic meta:table-count="1" meta:cell-count="19" meta:object-count="0"/>
  </office:meta>
</office:document-meta>
</file>